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6be87bb"/>
    </style:style>
    <style:style style:name="P2" style:family="paragraph" style:parent-style-name="Standard">
      <style:paragraph-properties fo:text-align="justify" style:justify-single-word="false"/>
      <style:text-properties officeooo:paragraph-rsid="06d5058f"/>
    </style:style>
    <style:style style:name="P3" style:family="paragraph" style:parent-style-name="Standard" style:list-style-name="L1">
      <style:text-properties officeooo:paragraph-rsid="06d5058f"/>
    </style:style>
    <style:style style:name="P4" style:family="paragraph" style:parent-style-name="Standard" style:list-style-name="L1">
      <style:text-properties officeooo:paragraph-rsid="06dae650"/>
    </style:style>
    <style:style style:name="P5" style:family="paragraph" style:parent-style-name="Standard" style:list-style-name="L1">
      <style:text-properties officeooo:paragraph-rsid="06df3b09"/>
    </style:style>
    <style:style style:name="P6" style:family="paragraph" style:parent-style-name="Standard" style:list-style-name="L1">
      <style:text-properties officeooo:paragraph-rsid="06e3ee67"/>
    </style:style>
    <style:style style:name="P7" style:family="paragraph" style:parent-style-name="Standard" style:list-style-name="L1">
      <style:text-properties officeooo:paragraph-rsid="06ea6912"/>
    </style:style>
    <style:style style:name="P8" style:family="paragraph" style:parent-style-name="Standard" style:list-style-name="L1">
      <style:text-properties officeooo:paragraph-rsid="06ea336a"/>
    </style:style>
    <style:style style:name="P9" style:family="paragraph" style:parent-style-name="Standard" style:list-style-name="L1">
      <style:paragraph-properties fo:text-align="justify" style:justify-single-word="false"/>
      <style:text-properties officeooo:paragraph-rsid="06d5058f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6ea9098"/>
    </style:style>
    <style:style style:name="P11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d5058f" style:text-blinking="false" fo:background-color="#ffffff" style:font-size-asian="9pt" style:font-size-complex="9pt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4a21f5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6dae65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6dbc15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6dcb58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6de775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normal" officeooo:rsid="06df13d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normal" officeooo:rsid="045d37d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normal" officeooo:rsid="06e59d9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normal" officeooo:rsid="06ea336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11pt" style:text-underline-style="none" fo:font-weight="bold" officeooo:rsid="06be87bb" style:text-blinking="false" fo:background-color="#ffffff" loext:char-shading-value="0" style:font-name-asian="Times New Roman1" style:font-size-asian="11pt" style:font-weight-asian="bold" style:font-name-complex="Arial" style:font-size-complex="11pt" style:font-weight-complex="bold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0db1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590b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8952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d601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e80c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d01f1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d11f2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e4ec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ea909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officeooo:rsid="06ea9098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bold" officeooo:rsid="06ea909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bold" officeooo:rsid="06c8952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bold" officeooo:rsid="06cd601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bold" officeooo:rsid="06ce80c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bold" officeooo:rsid="06d01f1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6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fo:font-weight="normal" officeooo:rsid="06ce4ec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7" style:family="text">
      <style:text-properties fo:color="#ff0000" style:text-line-through-style="none" style:text-line-through-type="none" style:font-name="DejaVu Sans" fo:font-size="9pt" style:text-underline-style="none" fo:font-weight="bold" officeooo:rsid="03a9b2e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8" style:family="text">
      <style:text-properties fo:color="#ff0000" style:text-line-through-style="none" style:text-line-through-type="none" style:font-name="DejaVu Sans" fo:font-size="9pt" style:text-underline-style="none" fo:font-weight="bold" officeooo:rsid="038f68d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9" style:family="text">
      <style:text-properties fo:color="#ff0000" style:text-line-through-style="none" style:text-line-through-type="none" style:font-name="DejaVu Sans" fo:font-size="9pt" style:text-underline-style="none" fo:font-weight="bold" officeooo:rsid="0339a5f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0" style:family="text">
      <style:text-properties fo:color="#ff0000" style:text-line-through-style="none" style:text-line-through-type="none" style:font-name="DejaVu Sans" fo:font-size="9pt" style:text-underline-style="none" fo:font-weight="bold" officeooo:rsid="0491d89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1" style:family="text">
      <style:text-properties fo:color="#ff0000" style:text-line-through-style="none" style:text-line-through-type="none" style:font-name="DejaVu Sans" fo:font-size="9pt" style:text-underline-style="none" fo:font-weight="bold" officeooo:rsid="0492ef2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2" style:family="text">
      <style:text-properties fo:color="#ff0000" style:text-line-through-style="none" style:text-line-through-type="none" style:font-name="DejaVu Sans" fo:font-size="9pt" style:text-underline-style="none" fo:font-weight="bold" officeooo:rsid="04a21f5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3" style:family="text">
      <style:text-properties fo:color="#ff0000" style:text-line-through-style="none" style:text-line-through-type="none" style:font-name="DejaVu Sans" fo:font-size="9pt" style:text-underline-style="none" fo:font-weight="bold" officeooo:rsid="06ea691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4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0">Vending Machine</text:span></text:span></text:p>
      <text:list xml:id="list2369523805334467665" text:style-name="L1">
        <text:list-item>
          <text:p text:style-name="P3"><text:span text:style-name="Source_20_Text"><text:span text:style-name="T27">problem stat</text:span></text:span><text:span text:style-name="Source_20_Text"><text:span text:style-name="T28">ement</text:span></text:span></text:p>
          <text:list>
            <text:list-item>
              <text:p text:style-name="P10"><text:span text:style-name="Source_20_Text"><text:span text:style-name="T21">What is Vending Machine?</text:span></text:span></text:p>
              <text:p text:style-name="P10"><text:span text:style-name="Source_20_Text"><text:span text:style-name="T19">A vending machine is an </text:span></text:span><text:span text:style-name="Source_20_Text"><text:span text:style-name="T21">automated machine</text:span></text:span><text:span text:style-name="Source_20_Text"><text:span text:style-name="T19"> that </text:span></text:span><text:span text:style-name="Source_20_Text"><text:span text:style-name="T21">provides items</text:span></text:span><text:span text:style-name="Source_20_Text"><text:span text:style-name="T19"> such as snacks, beverages, cigarettes and lottery tickets to consumers </text:span></text:span><text:span text:style-name="Source_20_Text"><text:span text:style-name="T21">after</text:span></text:span><text:span text:style-name="Source_20_Text"><text:span text:style-name="T19"> cash, a credit card, or a specially designed card is inserted into the machine.</text:span></text:span></text:p>
            </text:list-item>
            <text:list-item>
              <text:p text:style-name="P10"><text:span text:style-name="Source_20_Text"><text:span text:style-name="T12">Design a vending machine system which can provide goods after accepting the money.</text:span></text:span></text:p>
            </text:list-item>
            <text:list-item>
              <text:p text:style-name="P9"><text:bookmark text:name="docs-internal-guid-755ba7c9-7fff-771e-6703-54c1473b5a741"/><text:span text:style-name="Source_20_Text"><text:span text:style-name="T26">Vending machine owner can update the product pricing as well as listing.</text:span></text:span></text:p>
            </text:list-item>
            <text:list-item>
              <text:p text:style-name="P9"><text:span text:style-name="Source_20_Text"><text:span text:style-name="T18">Vending machine have some mechanism to generate the report.</text:span></text:span></text:p>
            </text:list-item>
          </text:list>
        </text:list-item>
        <text:list-item>
          <text:p text:style-name="P3"><text:span text:style-name="Source_20_Text"><text:span text:style-name="T27">u</text:span></text:span><text:span text:style-name="Source_20_Text"><text:span text:style-name="T29">se cases</text:span></text:span></text:p>
          <text:list>
            <text:list-item>
              <text:p text:style-name="P9"><text:span text:style-name="Source_20_Text"><text:span text:style-name="T13">Vending machine should </text:span></text:span><text:span text:style-name="Source_20_Text"><text:span text:style-name="T22">display the available products</text:span></text:span><text:span text:style-name="Source_20_Text"><text:span text:style-name="T13"> with their corresponding prices.</text:span></text:span></text:p>
            </text:list-item>
            <text:list-item>
              <text:p text:style-name="P9"><text:bookmark text:name="docs-internal-guid-5b862c5a-7fff-e6ff-4b8a-1d3bf30643801"/><text:span text:style-name="Source_20_Text"><text:span text:style-name="T14">User can </text:span></text:span><text:span text:style-name="Source_20_Text"><text:span text:style-name="T23">select</text:span></text:span><text:span text:style-name="Source_20_Text"><text:span text:style-name="T14"> product </text:span></text:span><text:span text:style-name="Source_20_Text"><text:span text:style-name="T23">from</text:span></text:span><text:span text:style-name="Source_20_Text"><text:span text:style-name="T14"> the vending machine </text:span></text:span><text:span text:style-name="Source_20_Text"><text:span text:style-name="T23">dashboard.</text:span></text:span></text:p>
            </text:list-item>
            <text:list-item>
              <text:p text:style-name="P9"><text:span text:style-name="Source_20_Text"><text:span text:style-name="T15">User should be </text:span></text:span><text:span text:style-name="Source_20_Text"><text:span text:style-name="T24">able to pay</text:span></text:span><text:span text:style-name="Source_20_Text"><text:span text:style-name="T15"> the money to the machine in some selected denominations.</text:span></text:span></text:p>
            </text:list-item>
            <text:list-item>
              <text:p text:style-name="P9"><text:bookmark text:name="docs-internal-guid-952f16a7-7fff-4109-c4cd-81b238fb73d51"/><text:span text:style-name="Source_20_Text"><text:span text:style-name="T16">Vending machine </text:span></text:span><text:span text:style-name="Source_20_Text"><text:span text:style-name="T25">evaluates</text:span></text:span><text:span text:style-name="Source_20_Text"><text:span text:style-name="T16"> the </text:span></text:span><text:span text:style-name="Source_20_Text"><text:span text:style-name="T17">selected product price</text:span></text:span><text:span text:style-name="Source_20_Text"><text:span text:style-name="T16"> </text:span></text:span><text:span text:style-name="Source_20_Text"><text:span text:style-name="T25">and returns</text:span></text:span><text:span text:style-name="Source_20_Text"><text:span text:style-name="T16"> the change if any.</text:span></text:span></text:p>
            </text:list-item>
            <text:list-item>
              <text:p text:style-name="P11"><text:bookmark text:name="docs-internal-guid-51f6184f-7fff-0c7f-dbba-b155185cd39f1"/>Vending machine after confirming the payment <text:span text:style-name="T34">dispenses the product.</text:span></text:p>
            </text:list-item>
            <text:list-item>
              <text:p text:style-name="P11">Vending machine have some functionality to <text:span text:style-name="T34">generate the bill</text:span> for the same.</text:p>
            </text:list-item>
          </text:list>
        </text:list-item>
        <text:list-item>
          <text:p text:style-name="P3"><text:span text:style-name="Source_20_Text"><text:span text:style-name="T29">identifying objects</text:span></text:span></text:p>
          <text:list>
            <text:list-item>
              <text:p text:style-name="P4"><text:span text:style-name="Source_20_Text"><text:span text:style-name="T2">Entity objects: </text:span></text:span><text:span text:style-name="Source_20_Text"><text:span text:style-name="T3">Bucket, Coin, Inventory, Item, </text:span></text:span></text:p>
            </text:list-item>
            <text:list-item>
              <text:p text:style-name="P4"><text:span text:style-name="Source_20_Text"><text:span text:style-name="T2">Behavioural objects: </text:span></text:span><text:span text:style-name="Source_20_Text"><text:span text:style-name="T4">NotFullPaidException, NotSufficientChangeException, SoldOutException,</text:span></text:span><text:span text:style-name="Source_20_Text"><text:span text:style-name="T5"> VendingMachine (interface), </text:span></text:span><text:span text:style-name="Source_20_Text"><text:span text:style-name="T6">VendingMachineFactory, VendingMachineImpl,</text:span></text:span></text:p>
            </text:list-item>
          </text:list>
        </text:list-item>
        <text:list-item>
          <text:p text:style-name="P3"><text:span text:style-name="Source_20_Text"><text:span text:style-name="T29">refining with hierarchy</text:span></text:span></text:p>
          <text:list>
            <text:list-item>
              <text:p text:style-name="P5"><text:span text:style-name="Source_20_Text"><text:span text:style-name="T7">Not a use case of inheritance,</text:span></text:span></text:p>
            </text:list-item>
          </text:list>
        </text:list-item>
        <text:list-item>
          <text:p text:style-name="P3"><text:span text:style-name="Source_20_Text"><text:span text:style-name="T29">identifying interactions among objects</text:span></text:span></text:p>
          <text:list>
            <text:list-item>
              <text:p text:style-name="P6"><text:span text:style-name="Source_20_Text"><text:span text:style-name="T8">VendingMachine class will maintain cash and item inventory.</text:span></text:span></text:p>
            </text:list-item>
          </text:list>
        </text:list-item>
        <text:list-item>
          <text:p text:style-name="P3"><text:span text:style-name="Source_20_Text"><text:span text:style-name="T29">identifying attributes </text:span></text:span><text:span text:style-name="Source_20_Text"><text:span text:style-name="T30">and methods of class and create class diagram</text:span></text:span></text:p>
        </text:list-item>
        <text:list-item>
          <text:p text:style-name="P7"><text:span text:style-name="Source_20_Text"><text:span text:style-name="T31">implement the class diagram : </text:span></text:span><text:span text:style-name="Source_20_Text"><text:span text:style-name="T33">LLD_VendingMachine</text:span></text:span></text:p>
          <text:p text:style-name="P8"><text:span text:style-name="Source_20_Text"><text:span text:style-name="T9">https://github.com/priyadarshi608/Rubbish/tree/master/VendingMachine</text:span></text:span></text:p>
        </text:list-item>
        <text:list-item>
          <text:p text:style-name="P3"><text:span text:style-name="Source_20_Text"><text:span text:style-name="T32">Follow up questions:</text:span></text:span></text:p>
        </text:list-item>
        <text:list-item>
          <text:p text:style-name="P3"><text:span text:style-name="Source_20_Text"><text:span text:style-name="T1">a</text:span></text:span></text:p>
        </text:list-item>
      </text:list>
      <text:p text:style-name="P2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9-21T16:43:27.367965731</dc:date>
    <meta:editing-duration>P23DT21H39M44S</meta:editing-duration>
    <meta:editing-cycles>1656</meta:editing-cycles>
    <meta:document-statistic meta:table-count="0" meta:image-count="0" meta:object-count="0" meta:page-count="1" meta:paragraph-count="26" meta:word-count="230" meta:character-count="1586" meta:non-whitespace-character-count="1404"/>
  </office:meta>
</office:document-meta>
</file>